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1">
            <text:p>31</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4">
            <text:p>14</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GTC_SLDev.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7">
            <text:p>7</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ASIST.xls</text:p>
          </table:table-cell>
          <table:table-cell table:style-name="ce8" office:value-type="float" office:value="7">
            <text:p>7</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tt_aus.xls</text:p>
          </table:table-cell>
          <table:table-cell table:style-name="ce8" office:value-type="float" office:value="7">
            <text:p>7</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Timpani35.238.xls</text:p>
          </table:table-cell>
          <table:table-cell table:style-name="ce8" office:value-type="float" office:value="7">
            <text:p>7</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4">
            <text:p>4</text:p>
          </table:table-cell>
        </table:table-row>
        <table:table-row table:style-name="ro1">
          <table:table-cell office:value-type="string">
            <text:p>#If...Then...#Else Directive</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4">
            <text:p>4</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substitution.xls</text:p>
          </table:table-cell>
          <table:table-cell table:style-name="ce8" office:value-type="float" office:value="3">
            <text:p>3</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2">
            <text:p>2</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5" office:value-type="string">
            <text:p>Total Result</text:p>
          </table:table-cell>
          <table:table-cell table:style-name="ce9" office:value-type="float" office:value="172">
            <text:p>172</text:p>
          </table:table-cell>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sheet functions ( range params) </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 ( when loading document )</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office:value-type="string">
            <text:p>Evaluate ( expressions )</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72">
            <text:p>172</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2">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2">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2">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2">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3">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3">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row table:style-name="ro5">
          <table:table-cell office:value-type="string">
            <text:p>sheet functions ( when loading document )</text:p>
          </table:table-cell>
          <table:table-cell office:value-type="string">
            <text:p>substitution.xls</text:p>
          </table:table-cell>
          <table:table-cell/>
          <table:table-cell office:value-type="string">
            <text:p>sheet functions ( when loading document )</text:p>
          </table:table-cell>
          <table:table-cell office:value-type="string">
            <text:p>a cell function ( that is a macro ) when run on document load ( as part of the document re-calcuation ) fails as 'ThisComponent' is not set up properly at that time</text:p>
          </table:table-cell>
          <table:table-cell table:number-columns-repeated="3"/>
        </table:table-row>
        <table:table-row table:style-name="ro5">
          <table:table-cell office:value-type="string">
            <text:p>Evaluate ( expressions )</text:p>
          </table:table-cell>
          <table:table-cell office:value-type="string">
            <text:p>substitution.xls</text:p>
          </table:table-cell>
          <table:table-cell/>
          <table:table-cell office:value-type="string">
            <text:p>Evaluate ( expressions )</text:p>
          </table:table-cell>
          <table:table-cell office:value-type="string">
            <text:p>Use of evaluate to actually perform the calculation of an expression like ' 1+2^4'</text:p>
          </table:table-cell>
          <table:table-cell table:number-columns-repeated="3"/>
        </table:table-row>
        <table:table-row table:style-name="ro5">
          <table:table-cell office:value-type="string">
            <text:p>sheet functions ( range params) </text:p>
          </table:table-cell>
          <table:table-cell office:value-type="string">
            <text:p>substitution.xls</text:p>
          </table:table-cell>
          <table:table-cell/>
          <table:table-cell office:value-type="string">
            <text:p>sheet functions ( range params) </text:p>
          </table:table-cell>
          <table:table-cell office:value-type="string">
            <text:p>When ranges are passed to a sheet function they are passed as a Range object in vba, in calc they are passed as an array of arrays</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
      <table:database-ranges>
        <table:database-range table:target-range-address="'Raw Data'.A1:'Raw Data'.B170" table:display-filter-buttons="true"/>
      </table:database-ranges>
      <table:data-pilot-tables>
        <table:data-pilot-table table:name="DataPilot1" table:application-data="" table:target-range-address="Analysis.A3:Analysis.B134" table:buttons="Analysis.A3 Analysis.A5" table:ignore-empty-rows="true">
          <table:source-cell-range table:cell-range-address="'Raw Data'.A1:'Raw Data'.B5991"/>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5991"/>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01-22">22/01/2007</text:date><text:time>09:3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Michael Meeks</meta:initial-creator>
    <meta:creation-date>2006-07-04T14:45:53</meta:creation-date>
    <dc:creator>Noel Power</dc:creator>
    <dc:date>2007-01-22T09:37:21</dc:date>
    <dc:language>en-GB</dc:language>
    <meta:editing-cycles>126</meta:editing-cycles>
    <meta:editing-duration>P2DT19H18M45S</meta:editing-duration>
    <meta:user-defined meta:name="Info 1"/>
    <meta:user-defined meta:name="Info 2"/>
    <meta:user-defined meta:name="Info 3"/>
    <meta:user-defined meta:name="Info 4"/>
    <meta:document-statistic meta:table-count="3" meta:cell-count="1098"/>
  </office:meta>
</office:document-meta>
</file>